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Open Baskerville 0.0.75" officeooo:rsid="000568c6" officeooo:paragraph-rsid="000568c6"/>
    </style:style>
    <style:style style:name="P2" style:family="paragraph" style:parent-style-name="Text_20_body">
      <style:text-properties style:font-name="Open Baskerville 0.0.75" officeooo:rsid="000568c6" officeooo:paragraph-rsid="0007f596"/>
    </style:style>
    <style:style style:name="P3" style:family="paragraph" style:parent-style-name="Text_20_body" style:list-style-name="L1">
      <style:text-properties style:font-name="Open Baskerville 0.0.75" officeooo:rsid="0007f596" officeooo:paragraph-rsid="0007f596"/>
    </style:style>
    <style:style style:name="P4" style:family="paragraph" style:parent-style-name="Text_20_body">
      <style:text-properties style:font-name="Open Baskerville 0.0.75" officeooo:rsid="000cc185" officeooo:paragraph-rsid="000cc185"/>
    </style:style>
    <style:style style:name="P5" style:family="paragraph" style:parent-style-name="Text_20_body">
      <style:text-properties style:font-name="Open Baskerville 0.0.75" officeooo:rsid="00124e29" officeooo:paragraph-rsid="00124e29"/>
    </style:style>
    <style:style style:name="P6" style:family="paragraph" style:parent-style-name="Text_20_body">
      <style:text-properties style:font-name="Open Baskerville 0.0.75" officeooo:rsid="000dee94" officeooo:paragraph-rsid="000dee94"/>
    </style:style>
    <style:style style:name="P7" style:family="paragraph" style:parent-style-name="Text_20_body" style:list-style-name="L2">
      <style:text-properties style:font-name="Open Baskerville 0.0.75" officeooo:rsid="000dee94" officeooo:paragraph-rsid="000dee94"/>
    </style:style>
    <style:style style:name="P8" style:family="paragraph" style:parent-style-name="Text_20_body" style:list-style-name="L3">
      <style:text-properties style:font-name="Open Baskerville 0.0.75" officeooo:rsid="000ec0b3" officeooo:paragraph-rsid="000ec0b3"/>
    </style:style>
    <style:style style:name="P9" style:family="paragraph" style:parent-style-name="Text_20_body">
      <style:text-properties style:font-name="Open Baskerville 0.0.75" officeooo:rsid="0010c278" officeooo:paragraph-rsid="0010c278"/>
    </style:style>
    <style:style style:name="P10" style:family="paragraph" style:parent-style-name="Text_20_body" style:list-style-name="L4">
      <style:text-properties style:font-name="Open Baskerville 0.0.75" officeooo:rsid="0010c278" officeooo:paragraph-rsid="0010c278"/>
    </style:style>
    <style:style style:name="P11" style:family="paragraph" style:parent-style-name="Text_20_body" style:list-style-name="L4">
      <style:text-properties style:font-name="Open Baskerville 0.0.75" officeooo:rsid="0011137a" officeooo:paragraph-rsid="0011137a"/>
    </style:style>
    <style:style style:name="P12" style:family="paragraph" style:parent-style-name="Text_20_body">
      <style:text-properties style:font-name="Open Baskerville 0.0.75" officeooo:rsid="001381d3" officeooo:paragraph-rsid="001381d3"/>
    </style:style>
    <style:style style:name="P13" style:family="paragraph" style:parent-style-name="Text_20_body" style:list-style-name="L5">
      <style:text-properties style:font-name="Open Baskerville 0.0.75" officeooo:rsid="001381d3" officeooo:paragraph-rsid="001381d3"/>
    </style:style>
    <style:style style:name="P14" style:family="paragraph" style:parent-style-name="Text_20_body" style:list-style-name="L5">
      <style:text-properties style:font-name="Open Baskerville 0.0.75" officeooo:rsid="00157d7c" officeooo:paragraph-rsid="00157d7c"/>
    </style:style>
    <style:style style:name="P15" style:family="paragraph" style:parent-style-name="Text_20_body" style:list-style-name="L5">
      <style:text-properties style:font-name="Open Baskerville 0.0.75" officeooo:paragraph-rsid="0016739d"/>
    </style:style>
    <style:style style:name="P16" style:family="paragraph" style:parent-style-name="Text_20_body">
      <style:text-properties style:font-name="Open Baskerville 0.0.75" officeooo:rsid="001a2bbc" officeooo:paragraph-rsid="001a2bbc"/>
    </style:style>
    <style:style style:name="P17" style:family="paragraph" style:parent-style-name="Text_20_body" style:list-style-name="L7">
      <style:text-properties style:font-name="Open Baskerville 0.0.75" officeooo:rsid="001bac60" officeooo:paragraph-rsid="001bac60"/>
    </style:style>
    <style:style style:name="P18" style:family="paragraph" style:parent-style-name="Text_20_body" style:list-style-name="L6">
      <style:text-properties style:font-name="Open Baskerville 0.0.75" officeooo:rsid="000afb63" officeooo:paragraph-rsid="000afb63"/>
    </style:style>
    <style:style style:name="P19" style:family="paragraph" style:parent-style-name="Text_20_body">
      <style:paragraph-properties fo:text-align="center" style:justify-single-word="false"/>
      <style:text-properties style:font-name="Open Baskerville 0.0.75"/>
    </style:style>
    <style:style style:name="P20" style:family="paragraph" style:parent-style-name="Text_20_body" style:list-style-name="">
      <style:paragraph-properties fo:text-align="center" style:justify-single-word="false"/>
      <style:text-properties style:font-name="Open Baskerville 0.0.75"/>
    </style:style>
    <style:style style:name="P21" style:family="paragraph" style:parent-style-name="Text_20_body" style:master-page-name="Standard">
      <style:paragraph-properties fo:text-align="center" style:justify-single-word="false" style:page-number="auto"/>
      <style:text-properties style:font-name="Open Baskerville 0.0.75"/>
    </style:style>
    <style:style style:name="P22" style:family="paragraph" style:parent-style-name="Heading_20_3">
      <style:text-properties style:font-name="Open Baskerville 0.0.75"/>
    </style:style>
    <style:style style:name="P23" style:family="paragraph" style:parent-style-name="Heading_20_3">
      <style:text-properties style:font-name="Open Baskerville 0.0.75" officeooo:rsid="0007f596" officeooo:paragraph-rsid="000cc185"/>
    </style:style>
    <style:style style:name="P24" style:family="paragraph" style:parent-style-name="Heading_20_3">
      <style:text-properties style:font-name="Open Baskerville 0.0.75" officeooo:paragraph-rsid="000dee94"/>
    </style:style>
    <style:style style:name="P25" style:family="paragraph" style:parent-style-name="Heading_20_3">
      <style:text-properties style:font-name="Open Baskerville 0.0.75" officeooo:rsid="0019883e" officeooo:paragraph-rsid="0019883e"/>
    </style:style>
    <style:style style:name="P26" style:family="paragraph" style:parent-style-name="Heading_20_3">
      <style:text-properties style:font-name="Open Baskerville 0.0.75" officeooo:rsid="000944da" officeooo:paragraph-rsid="000944da"/>
    </style:style>
    <style:style style:name="P27" style:family="paragraph" style:parent-style-name="Heading_20_3">
      <style:paragraph-properties fo:break-before="page"/>
      <style:text-properties style:font-name="Open Baskerville 0.0.75" officeooo:rsid="000568c6" officeooo:paragraph-rsid="000568c6"/>
    </style:style>
    <style:style style:name="P28" style:family="paragraph" style:parent-style-name="Title">
      <style:text-properties style:font-name="Open Baskerville 0.0.75"/>
    </style:style>
    <style:style style:name="P29" style:family="paragraph">
      <style:paragraph-properties fo:text-align="start"/>
      <style:text-properties fo:font-size="18pt"/>
    </style:style>
    <style:style style:name="T1" style:family="text">
      <style:text-properties officeooo:rsid="0008716c"/>
    </style:style>
    <style:style style:name="T2" style:family="text">
      <style:text-properties style:text-underline-style="none"/>
    </style:style>
    <style:style style:name="T3" style:family="text">
      <style:text-properties officeooo:rsid="0016739d"/>
    </style:style>
    <style:style style:name="T4" style:family="text">
      <style:text-properties officeooo:rsid="001a4ce0"/>
    </style:style>
    <style:style style:name="T5" style:family="text">
      <style:text-properties style:font-name="Baskerville Old Face" fo:language="nl" fo:country="NL" style:font-size-complex="12pt"/>
    </style:style>
    <style:style style:name="T6" style:family="text">
      <style:text-properties style:font-name="Baskerville Old Face" style:font-size-complex="12pt"/>
    </style:style>
    <style:style style:name="T7" style:family="text">
      <style:text-properties fo:language="en" fo:country="GB"/>
    </style:style>
    <style:style style:name="T8" style:family="text">
      <style:text-properties fo:language="en" fo:country="GB" officeooo:rsid="001cefa0"/>
    </style:style>
    <style:style style:name="T9" style:family="text">
      <style:text-properties style:text-position="super 58%" fo:language="en" fo:country="GB"/>
    </style:style>
    <style:style style:name="T10" style:family="text">
      <style:text-properties style:font-size-complex="12pt"/>
    </style:style>
    <style:style style:name="T11" style:family="text">
      <style:text-properties fo:language="nl" fo:country="N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style:run-through="foreground" style:vertical-pos="from-top" style:vertical-rel="page" style:horizontal-pos="center" style:horizontal-rel="page" draw:wrap-influence-on-position="once-concurrent" style:flow-with-text="false"/>
    </style:style>
    <style:style style:name="gr2"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ragraph" style:horizontal-pos="center" style:horizontal-rel="paragraph" draw:wrap-influence-on-position="once-concurrent" style:flow-with-text="false"/>
    </style:style>
    <number:date-style style:name="N10120" number:language="en" number:country="US">
      <number:day-of-week number:style="long"/>
      <number:text>, </number:text>
      <number:day number:style="long"/>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29" svg:x1="1.4425in" svg:y1="1.8457in" svg:x2="6.826in" svg:y2="1.8709in">
        <text:p/>
      </draw:line>
      <text:p text:style-name="P21"/>
      <text:p text:style-name="P19"/>
      <text:p text:style-name="P19"/>
      <text:p text:style-name="P19"/>
      <text:p text:style-name="P28"><draw:line text:anchor-type="paragraph" draw:z-index="1" draw:name="Straight Connector 5" draw:style-name="gr2" draw:text-style-name="P29" svg:x1="0.6547in" svg:y1="0.9291in" svg:x2="6.0382in" svg:y2="0.9543in"><text:p/></draw:line><text:span text:style-name="T7">Minutes 7</text:span><text:span text:style-name="T9">th</text:span><text:span text:style-name="T7"> of </text:span><text:span text:style-name="T8">April</text:span><text:span text:style-name="T7"> 2015</text:span></text:p>
      <text:p text:style-name="P19"/>
      <text:p text:style-name="P19"/>
      <text:p text:style-name="P19"><text:span text:style-name="T10">Tutor meeting</text:span></text:p>
      <text:p text:style-name="P19"><text:date style:data-style-name="N10120" text:date-value="2015-04-07T11:53:17.325630742">Tuesday, 07 April 2015</text:date></text:p>
      <text:p text:style-name="P19"><text:span text:style-name="T10">2IO70</text:span></text:p>
      <text:p text:style-name="P19"/>
      <text:p text:style-name="P19"/>
      <text:p text:style-name="P19"/>
      <text:p text:style-name="P19"/>
      <text:p text:style-name="P19"/>
      <text:p text:style-name="P19"/>
      <text:p text:style-name="P19"><text:span text:style-name="T10">Brief overview of what was discussed and the decisions that were made</text:span></text:p>
      <text:p text:style-name="P19"/>
      <text:p text:style-name="P19"/>
      <text:p text:style-name="P19"/>
      <text:p text:style-name="P19"/>
      <text:p text:style-name="P19"/>
      <text:p text:style-name="P19"/>
      <text:p text:style-name="P19"/>
      <text:p text:style-name="P19"/>
      <text:p text:style-name="P19"/>
      <text:p text:style-name="P19"><text:span text:style-name="T11">Group 16</text:span></text:p>
      <text:p text:style-name="P19"><text:span text:style-name="T11">Rolf Verschuuren</text:span></text:p>
      <text:h text:style-name="P20" text:outline-level="3"><text:span text:style-name="T11">Version 1</text:span></text:h>
      <text:h text:style-name="P27" text:outline-level="3">Minutes 07-04-2015</text:h>
      <text:p text:style-name="P1">President: Stefan</text:p>
      <text:p text:style-name="P1">Secretary: Rolf</text:p>
      <text:p text:style-name="P2">Attendance: Everyone</text:p>
      <text:h text:style-name="P22" text:outline-level="3">Review of the minutes</text:h>
      <text:list xml:id="list7752413381302675643" text:style-name="L1">
        <text:list-item>
          <text:p text:style-name="P3">Don’t include trivial s<text:span text:style-name="T1">tuff</text:span>, minutes are about important <text:span text:style-name="T1">things</text:span>.</text:p>
        </text:list-item>
        <text:list-item>
          <text:p text:style-name="P3">Minutes should be about reflecting the conclusions of the meeting.</text:p>
        </text:list-item>
      </text:list>
      <text:h text:style-name="P22" text:outline-level="3">Peer Assessment</text:h>
      <text:p text:style-name="P4">Not all on time, some not handed in even now. We will go into this when the last assessment has been sent.</text:p>
      <text:h text:style-name="P23" text:outline-level="3">Self Reflection</text:h>
      <text:p text:style-name="P4">Three last week, Stefan, Maarten and Dat, they are all right.</text:p>
      <text:p text:style-name="P4">Rolf needs to make sure it complies to the handout. Need to include the SMART solutions.</text:p>
      <text:p text:style-name="P4">Tudor and Wigger did not send it.</text:p>
      <text:p text:style-name="P4">Always use OASE.</text:p>
      <text:p text:style-name="P5">Have to be handed in on 08-04-2015 at the latest.</text:p>
      <text:h text:style-name="P24" text:outline-level="3">Final Report</text:h>
      <text:p text:style-name="P6">Table of Contents was not correct. Fix the levels. SLRs are missing,</text:p>
      <text:p text:style-name="P6">Preface is missing. Explain the structure of the document. Merging the preface and introduction is possible. Mention here that the validation is scattered through the document, and that this is explained in the validation. Mention that the code is in the Appendix. Make sure the reader can easily read the doc.</text:p>
      <text:p text:style-name="P6">Machine Design</text:p>
      <text:list xml:id="list1553911801194260919" text:style-name="L2">
        <text:list-item>
          <text:p text:style-name="P7">The term “machine” is not defined (just the plasticware?)</text:p>
        </text:list-item>
        <text:list-item>
          <text:p text:style-name="P7">High level validation: the validation of the whole thing</text:p>
        </text:list-item>
        <text:list-item>
          <text:p text:style-name="P7">How does the machine relate to the priorities, speed not included.</text:p>
        </text:list-item>
      </text:list>
      <text:p text:style-name="P6">Validation and Testing</text:p>
      <text:list xml:id="list4371609321825527889" text:style-name="L3">
        <text:list-item>
          <text:p text:style-name="P8">Use-cases, they need to be validated. Run them and report on your findings.</text:p>
        </text:list-item>
      </text:list>
      <text:p text:style-name="P9">List of outputs and inputs.</text:p>
      <text:list xml:id="list5073996931785060376" text:style-name="L4">
        <text:list-item>
          <text:p text:style-name="P10">We consider our PP2 part of plasticware, elaborate on this.</text:p>
          <text:list>
            <text:list-item>
              <text:p text:style-name="P10">Write down what is part of the plasticware and what is part of the software.</text:p>
            </text:list-item>
          </text:list>
        </text:list-item>
        <text:list-item>
          <text:p text:style-name="P11"><text:soft-page-break/>Display is an output</text:p>
        </text:list-item>
      </text:list>
      <text:p text:style-name="P12">Process part</text:p>
      <text:list xml:id="list6500282866360744058" text:style-name="L5">
        <text:list-item>
          <text:p text:style-name="P13">Include the amount of hours spent on each task</text:p>
        </text:list-item>
        <text:list-item>
          <text:p text:style-name="P13">Include the amount of hours spent by each person</text:p>
        </text:list-item>
        <text:list-item>
          <text:p text:style-name="P13">Compare these to the <text:span text:style-name="T2">work</text:span> plan</text:p>
        </text:list-item>
        <text:list-item>
          <text:p text:style-name="P14">Group reflection needs to be added</text:p>
        </text:list-item>
        <text:list-item>
          <text:p text:style-name="P15"><text:span text:style-name="T3">Verify that everyone did all roles, include a table of the roles</text:span></text:p>
        </text:list-item>
      </text:list>
      <text:h text:style-name="P25" text:outline-level="3">Remarks</text:h>
      <text:p text:style-name="P16">People do thing<text:span text:style-name="T4">s</text:span> too late, beware for next DBLs.</text:p>
      <text:h text:style-name="P22" text:outline-level="3">Feedback for members</text:h>
      <text:list xml:id="list8076065081773248913" text:style-name="L7">
        <text:list-item>
          <text:p text:style-name="P17">Stefan worked really hard.</text:p>
        </text:list-item>
        <text:list-item>
          <text:p text:style-name="P17">Wigger makes a sport of doing things too late, but was heavily involved in the technical aspects.</text:p>
        </text:list-item>
        <text:list-item>
          <text:p text:style-name="P17">Maarten, Tudor and Dat could show a bit more initiative.</text:p>
        </text:list-item>
        <text:list-item>
          <text:p text:style-name="P17">Rolf managed while this could have been done with the group.</text:p>
        </text:list-item>
      </text:list>
      <text:h text:style-name="P26" text:outline-level="3">Action Points</text:h>
      <text:list xml:id="list4274249042586005202" text:style-name="L6">
        <text:list-item>
          <text:p text:style-name="P18">Include deadlines.</text:p>
        </text:list-item>
        <text:list-item>
          <text:p text:style-name="P18">Include act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0:29:00.375848746</meta:creation-date>
    <dc:date>2015-04-07T11:53:17.281396610</dc:date>
    <meta:editing-duration>PT1H23M7S</meta:editing-duration>
    <meta:editing-cycles>23</meta:editing-cycles>
    <meta:generator>LibreOffice/4.3.3.2$Linux_X86_64 LibreOffice_project/430m0$Build-2</meta:generator>
    <meta:document-statistic meta:table-count="0" meta:image-count="0" meta:object-count="0" meta:page-count="3" meta:paragraph-count="52" meta:word-count="405" meta:character-count="2247" meta:non-whitespace-character-count="1914"/>
  </office:meta>
</office:document-meta>
</file>